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.1563in" loext:contextual-spacing="false"/>
    </style:style>
    <style:style style:name="T1" style:family="text">
      <style:text-properties fo:color="#990000" fo:font-size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ublished on <text:span text:style-name="Emphasis">Midwest Living</text:span> (<text:a xlink:type="simple" xlink:href="http://www.midwestliving.com/" text:style-name="Internet_20_link" text:visited-style-name="Visited_20_Internet_20_Link">http://www.midwestliving.com</text:a>)</text:p>
      <text:p text:style-name="Horizontal_20_Line"/>
      <text:h text:style-name="Heading_20_4" text:outline-level="4">Hash Brown Casserole</text:h>
      <text:section text:style-name="Sect1" text:name="reciperating">
        <text:p text:style-name="Text_20_body"/>
      </text:section>
      <text:list xml:id="list6639185600033471733" text:style-name="L1">
        <text:list-item>
          <text:p text:style-name="P5">Makes: 6 servings </text:p>
        </text:list-item>
        <text:list-item>
          <text:p text:style-name="P5">Prep 20 mins </text:p>
        </text:list-item>
        <text:list-item>
          <text:p text:style-name="P5">Bake 50 mins </text:p>
        </text:list-item>
        <text:list-item>
          <text:p text:style-name="P1">Stand 10 mins </text:p>
        </text:list-item>
      </text:list>
      <text:p text:style-name="Text_20_body"><text:a xlink:type="simple" xlink:href="http://my.midwestliving.com/common/register.jsp?regSource=4092&amp;returnURL=http%3A//www.midwestliving.com/print/13290/" text:style-name="Internet_20_link" text:visited-style-name="Visited_20_Internet_20_Link">Login to save this recipe</text:a> </text:p>
      <text:p text:style-name="P8">An all-time reader favorite, this creamy hotdish is a guaranteed hit at potlucks. (In fact, you may want to make two pans!) </text:p>
      <text:h text:style-name="Heading_20_3" text:outline-level="3">Ingredients</text:h>
      <text:list xml:id="list2550671306192334517" text:style-name="L2">
        <text:list-item>
          <text:p text:style-name="P6">1 10 3/4 - ounce can reduced-fat and reduced-sodium condensed cream of chicken soup</text:p>
        </text:list-item>
        <text:list-item>
          <text:p text:style-name="P6">1 8 - ounce carton light sour cream</text:p>
        </text:list-item>
        <text:list-item>
          <text:p text:style-name="P6">1/2 30 - ounce package (about 4 cups) frozen shredded hash brown potatoes</text:p>
        </text:list-item>
        <text:list-item>
          <text:p text:style-name="P6">1 cup diced cooked ham</text:p>
        </text:list-item>
        <text:list-item>
          <text:p text:style-name="P6">1 cup cubed American cheese (4 ounces)</text:p>
        </text:list-item>
        <text:list-item>
          <text:p text:style-name="P6">1/4 cup chopped onion </text:p>
        </text:list-item>
        <text:list-item>
          <text:p text:style-name="P6">1/8 teaspoon ground black pepper</text:p>
        </text:list-item>
        <text:list-item>
          <text:p text:style-name="P6">1 cup cornflakes</text:p>
        </text:list-item>
        <text:list-item>
          <text:p text:style-name="P2">3 tablespoons butter, melted</text:p>
        </text:list-item>
      </text:list>
      <text:h text:style-name="Heading_20_3" text:outline-level="3">Directions</text:h>
      <text:list xml:id="list6310627936518081209" text:style-name="L3">
        <text:list-item>
          <text:p text:style-name="P7">Preheat oven to 350 degrees F. In a large bowl, combine soup and sour cream. Stir in frozen potatoes, ham, cheese, onion, and pepper. Transfer mixture to an ungreased 2-quart square baking dish. In a small bowl, combine cornflakes and melted butter. Sprinkle over potato mixture. </text:p>
        </text:list-item>
        <text:list-item>
          <text:p text:style-name="P3">Bake, uncovered, for 50 to 55 minutes or until bubbly. Let stand for 10 minutes before serving. Makes 6 servings. </text:p>
        </text:list-item>
      </text:list>
      <text:h text:style-name="Heading_20_3" text:outline-level="3">Nutrition Facts</text:h>
      <text:p text:style-name="Text_20_body">(Hash Brown Casserole)</text:p>
      <text:p text:style-name="P4">Servings Per Recipe 6, iron (mg) 3, vit. A (IU) 680, calcium (mg) 172, Thiamin (mg) 0, Fat, total (g) 19, vit. C (mg) 35, carb. (g) 35, Niacin (mg) 1, sat. fat (g) 11, Riboflavin (mg) 0, chol. (mg) 63, Polyunsaturated fat (g) 1, Folate (µg) 20, Monounsaturated fat (g) 6, Pyridoxine (Vit. B6) (mg) 0, <text:soft-page-break/>sodium (mg) 953, sugar (g) 3, Cobalamin (Vit. B12) (µg) 0, fiber (g) 2, cal. (kcal) 351, Potassium (mg) 575, pro. (g) 13 </text:p>
      <text:p text:style-name="P4">Copyright © 2013, Meredith Corporation. All Rights Reserved.</text:p>
      <text:p text:style-name="Horizontal_20_Line"/>
      <text:p text:style-name="Text_20_body"><text:span text:style-name="Strong_20_Emphasis">Source URL (retrieved on </text:span><text:span text:style-name="Strong_20_Emphasis"><text:span text:style-name="Emphasis">December 14, 2016</text:span></text:span><text:span text:style-name="Strong_20_Emphasis">):</text:span> <text:a xlink:type="simple" xlink:href="http://www.midwestliving.com/recipe/pork/hash-brown-casserole/" text:style-name="Internet_20_link" text:visited-style-name="Visited_20_Internet_20_Link">http://www.midwestliving.com/recipe/pork/hash-brown-casserole/</text:a></text:p>
      <text:p text:style-name="Text_20_body"><text:span text:style-name="Strong_20_Emphasis">Links:</text:span><text:line-break/>[1] http://my.midwestliving.com/common/register.jsp?regSource=4002&amp;amp;returnURL=http%3A//www.midwestliving.com/print/13290/<text:line-break/>[2] http://images.meredith.com/bhg/images/recipe/p_R154303.jpg<text:line-break/>[3] http://my.midwestliving.com/common/register.jsp?regSource=4092&amp;amp;returnURL=http%3A//www.midwestliving.com/print/13290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20:48:45.683408781</meta:creation-date>
    <meta:print-date>2016-12-14T20:49:02.670139758</meta:print-date>
    <dc:date>2016-12-15T17:02:47.930508795</dc:date>
    <meta:editing-duration>PT11H26M17S</meta:editing-duration>
    <meta:editing-cycles>1</meta:editing-cycles>
    <meta:document-statistic meta:table-count="0" meta:image-count="0" meta:object-count="0" meta:page-count="2" meta:paragraph-count="27" meta:word-count="301" meta:character-count="2012" meta:non-whitespace-character-count="1743"/>
    <meta:generator>LibreOffice/5.1.4.2$Linux_X86_64 LibreOffice_project/10m0$Build-2</meta:generator>
  </office:meta>
</office:document-meta>
</file>